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15cm" fo:min-width="3.3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2.014cm" fo:min-width="1.7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99cc99" draw:textarea-horizontal-align="justify" draw:textarea-vertical-align="top" draw:auto-grow-height="false" fo:min-height="5.15cm" fo:min-width="3.3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2.014cm" fo:min-width="1.7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fill-color="#cccccc" draw:textarea-horizontal-align="justify" draw:textarea-vertical-align="top" draw:auto-grow-height="false" fo:min-height="0.75cm" fo:min-width="8.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cc99"/>
      <style:paragraph-properties fo:text-align="start"/>
    </style:style>
    <style:style style:name="P7" style:family="paragraph">
      <loext:graphic-properties draw:fill-color="#ccffcc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5.4cm" svg:x="2.2cm" svg:y="2.1cm">
          <text:p text:style-name="P1">Container 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3.2cm" svg:x="2.5cm" svg:y="4.1cm">
          <text:p text:style-name="P2">App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1cm" svg:y1="7.3cm" svg:x2="4.1cm" svg:y2="8.6cm">
          <text:p/>
        </draw:line>
        <draw:frame draw:style-name="gr4" draw:text-style-name="P5" draw:layer="layout" svg:width="5.43cm" svg:height="0.962cm" svg:x="1.5cm" svg:y="8.8cm">
          <draw:text-box>
            <text:p>10.20.30.40:8080</text:p>
          </draw:text-box>
        </draw:frame>
        <draw:custom-shape draw:style-name="gr5" draw:text-style-name="P6" draw:layer="layout" svg:width="3.8cm" svg:height="5.4cm" svg:x="9.2cm" svg:y="2.1cm">
          <text:p text:style-name="P1">Container B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3.2cm" svg:x="9.5cm" svg:y="4.1cm">
          <text:p text:style-name="P2">App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cm" svg:y1="7.3cm" svg:x2="11.1cm" svg:y2="8.6cm">
          <text:p/>
        </draw:line>
        <draw:frame draw:style-name="gr4" draw:text-style-name="P5" draw:layer="layout" svg:width="5.43cm" svg:height="0.962cm" svg:x="8.5cm" svg:y="8.8cm">
          <draw:text-box>
            <text:p>10.20.30.40:8081</text:p>
          </draw:text-box>
        </draw:frame>
        <draw:custom-shape draw:style-name="gr1" draw:text-style-name="P1" draw:layer="layout" svg:width="3.8cm" svg:height="5.4cm" svg:x="2.2cm" svg:y="10.6cm">
          <text:p text:style-name="P1">Container 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3.2cm" svg:x="2.5cm" svg:y="12.6cm">
          <text:p text:style-name="P2">App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1cm" svg:y1="15.8cm" svg:x2="4.1cm" svg:y2="17.1cm">
          <text:p/>
        </draw:line>
        <draw:frame draw:style-name="gr4" draw:text-style-name="P5" draw:layer="layout" svg:width="4.481cm" svg:height="0.962cm" svg:x="1.9cm" svg:y="17.3cm">
          <draw:text-box>
            <text:p>a.domain.com</text:p>
          </draw:text-box>
        </draw:frame>
        <draw:custom-shape draw:style-name="gr5" draw:text-style-name="P6" draw:layer="layout" svg:width="3.8cm" svg:height="5.4cm" svg:x="9.2cm" svg:y="10.6cm">
          <text:p text:style-name="P1">Container B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3.2cm" svg:x="9.5cm" svg:y="12.6cm">
          <text:p text:style-name="P2">App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cm" svg:y1="15.8cm" svg:x2="11.1cm" svg:y2="17.1cm">
          <text:p/>
        </draw:line>
        <draw:frame draw:style-name="gr4" draw:text-style-name="P5" draw:layer="layout" svg:width="4.481cm" svg:height="0.962cm" svg:x="8.901cm" svg:y="17.3cm">
          <draw:text-box>
            <text:p>b.domain.com</text:p>
          </draw:text-box>
        </draw:frame>
        <draw:custom-shape draw:style-name="gr1" draw:text-style-name="P1" draw:layer="layout" svg:width="3.8cm" svg:height="5.4cm" svg:x="2.2cm" svg:y="18.9cm">
          <text:p text:style-name="P1">Container 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3.2cm" svg:x="2.5cm" svg:y="20.9cm">
          <text:p text:style-name="P2">App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1cm" svg:y1="24.1cm" svg:x2="4.1cm" svg:y2="25.4cm">
          <text:p/>
        </draw:line>
        <draw:frame draw:style-name="gr7" draw:text-style-name="P5" draw:layer="layout" svg:width="4.481cm" svg:height="0.962cm" svg:x="3.119cm" svg:y="28cm">
          <draw:text-box>
            <text:p>a.domain.com</text:p>
          </draw:text-box>
        </draw:frame>
        <draw:custom-shape draw:style-name="gr5" draw:text-style-name="P6" draw:layer="layout" svg:width="3.8cm" svg:height="5.4cm" svg:x="9.2cm" svg:y="18.9cm">
          <text:p text:style-name="P1">Container B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cm" svg:height="3.2cm" svg:x="9.5cm" svg:y="20.9cm">
          <text:p text:style-name="P2">App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cm" svg:y1="24.1cm" svg:x2="11.1cm" svg:y2="25.4cm">
          <text:p/>
        </draw:line>
        <draw:frame draw:style-name="gr4" draw:text-style-name="P5" draw:layer="layout" svg:width="4.481cm" svg:height="0.962cm" svg:x="7.7cm" svg:y="28cm">
          <draw:text-box>
            <text:p>b.domain.com</text:p>
          </draw:text-box>
        </draw:frame>
        <draw:custom-shape draw:style-name="gr8" draw:text-style-name="P8" draw:layer="layout" svg:width="9.3cm" svg:height="1cm" svg:x="3cm" svg:y="25.4cm">
          <text:p text:style-name="P2">Proxy Contain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cm" svg:y1="28.3cm" svg:x2="7.7cm" svg:y2="26.4cm">
          <text:p/>
        </draw:line>
        <draw:line draw:style-name="gr3" draw:text-style-name="P4" draw:layer="layout" svg:x1="9.6cm" svg:y1="28.2cm" svg:x2="7.8cm" svg:y2="2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9:57:13.497183246</meta:creation-date>
    <dc:date>2016-11-23T23:07:47.215735902</dc:date>
    <meta:editing-duration>PT2H30M3S</meta:editing-duration>
    <meta:editing-cycles>1</meta:editing-cycles>
    <meta:document-statistic meta:object-count="27"/>
    <meta:generator>LibreOffice/5.2.3.3$Linux_X86_64 LibreOffice_project/20$Build-3</meta:generator>
  </office:meta>
</office:document-meta>
</file>